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a3a1" officeooo:paragraph-rsid="0019a3a1"/>
    </style:style>
    <style:style style:name="P2" style:family="paragraph" style:parent-style-name="Standard">
      <style:text-properties officeooo:rsid="0019a3a1" officeooo:paragraph-rsid="001c9cd8"/>
    </style:style>
    <style:style style:name="P3" style:family="paragraph" style:parent-style-name="Standard">
      <style:text-properties officeooo:rsid="0019a3a1" officeooo:paragraph-rsid="001d1c3f"/>
    </style:style>
    <style:style style:name="P4" style:family="paragraph" style:parent-style-name="Standard">
      <style:text-properties officeooo:rsid="001d1c3f" officeooo:paragraph-rsid="001d1c3f"/>
    </style:style>
    <style:style style:name="P5" style:family="paragraph" style:parent-style-name="Standard">
      <style:text-properties officeooo:rsid="001d6bae" officeooo:paragraph-rsid="001d6bae"/>
    </style:style>
    <style:style style:name="P6" style:family="paragraph" style:parent-style-name="Standard">
      <style:text-properties officeooo:rsid="001e12ea" officeooo:paragraph-rsid="001e12ea"/>
    </style:style>
    <style:style style:name="P7" style:family="paragraph" style:parent-style-name="Standard">
      <style:text-properties officeooo:rsid="001fcce9" officeooo:paragraph-rsid="001fcce9"/>
    </style:style>
    <style:style style:name="P8" style:family="paragraph" style:parent-style-name="Standard">
      <style:text-properties officeooo:rsid="00209383" officeooo:paragraph-rsid="00209383"/>
    </style:style>
    <style:style style:name="P9" style:family="paragraph" style:parent-style-name="Standard">
      <style:text-properties fo:font-weight="bold" officeooo:rsid="0019a3a1" officeooo:paragraph-rsid="0019a3a1" style:font-weight-asian="bold" style:font-weight-complex="bold"/>
    </style:style>
    <style:style style:name="P10" style:family="paragraph" style:parent-style-name="Standard">
      <style:text-properties fo:font-weight="bold" officeooo:rsid="002552bd" officeooo:paragraph-rsid="002552bd" style:font-weight-asian="bold" style:font-weight-complex="bold"/>
    </style:style>
    <style:style style:name="P11" style:family="paragraph" style:parent-style-name="Standard">
      <style:text-properties fo:font-weight="bold" officeooo:rsid="0026b4e9" officeooo:paragraph-rsid="0026b4e9" style:font-weight-asian="bold" style:font-weight-complex="bold"/>
    </style:style>
    <style:style style:name="P12" style:family="paragraph" style:parent-style-name="Standard">
      <style:text-properties fo:font-weight="bold" officeooo:rsid="0029e72a" officeooo:paragraph-rsid="0029e72a" style:font-weight-asian="bold" style:font-weight-complex="bold"/>
    </style:style>
    <style:style style:name="P13" style:family="paragraph" style:parent-style-name="Standard">
      <style:text-properties fo:font-weight="bold" officeooo:rsid="002ad774" officeooo:paragraph-rsid="002ad774" style:font-weight-asian="bold" style:font-weight-complex="bold"/>
    </style:style>
    <style:style style:name="P14" style:family="paragraph" style:parent-style-name="Standard">
      <style:text-properties fo:font-weight="bold" officeooo:rsid="002b651c" officeooo:paragraph-rsid="002b651c" style:font-weight-asian="bold" style:font-weight-complex="bold"/>
    </style:style>
    <style:style style:name="P15" style:family="paragraph" style:parent-style-name="Standard">
      <style:text-properties fo:font-weight="bold" officeooo:rsid="002b6950" officeooo:paragraph-rsid="002b6950" style:font-weight-asian="bold" style:font-weight-complex="bold"/>
    </style:style>
    <style:style style:name="P16" style:family="paragraph" style:parent-style-name="Standard">
      <style:text-properties fo:font-weight="bold" officeooo:rsid="002c37f3" officeooo:paragraph-rsid="002c37f3" style:font-weight-asian="bold" style:font-weight-complex="bold"/>
    </style:style>
    <style:style style:name="P17" style:family="paragraph" style:parent-style-name="Standard">
      <style:text-properties fo:font-weight="bold" officeooo:rsid="002c6388" officeooo:paragraph-rsid="002c6388" style:font-weight-asian="bold" style:font-weight-complex="bold"/>
    </style:style>
    <style:style style:name="P18" style:family="paragraph" style:parent-style-name="Standard">
      <style:text-properties fo:font-weight="normal" officeooo:rsid="00209383" officeooo:paragraph-rsid="00209383" style:font-weight-asian="normal" style:font-weight-complex="normal"/>
    </style:style>
    <style:style style:name="P19" style:family="paragraph" style:parent-style-name="Standard">
      <style:text-properties fo:font-weight="normal" officeooo:rsid="00228ad2" officeooo:paragraph-rsid="00228ad2" style:font-weight-asian="normal" style:font-weight-complex="normal"/>
    </style:style>
    <style:style style:name="P20" style:family="paragraph" style:parent-style-name="Standard">
      <style:text-properties fo:font-weight="normal" officeooo:rsid="0024d2a6" officeooo:paragraph-rsid="0024d2a6" style:font-weight-asian="normal" style:font-weight-complex="normal"/>
    </style:style>
    <style:style style:name="P21" style:family="paragraph" style:parent-style-name="Standard">
      <style:text-properties fo:font-weight="normal" officeooo:rsid="002552bd" officeooo:paragraph-rsid="002552bd" style:font-weight-asian="normal" style:font-weight-complex="normal"/>
    </style:style>
    <style:style style:name="P22" style:family="paragraph" style:parent-style-name="Standard">
      <style:text-properties officeooo:rsid="001c9cd8" officeooo:paragraph-rsid="001d1c3f"/>
    </style:style>
    <style:style style:name="P23" style:family="paragraph" style:parent-style-name="Standard">
      <style:text-properties style:text-position="0% 100%" officeooo:rsid="001e12ea" officeooo:paragraph-rsid="001d6bae"/>
    </style:style>
    <style:style style:name="P24" style:family="paragraph" style:parent-style-name="Standard">
      <style:text-properties style:text-position="0% 100%" officeooo:rsid="001fcce9" officeooo:paragraph-rsid="001fcce9"/>
    </style:style>
    <style:style style:name="P25" style:family="paragraph" style:parent-style-name="Standard">
      <style:text-properties style:text-position="0% 100%" officeooo:rsid="00209383" officeooo:paragraph-rsid="00209383"/>
    </style:style>
    <style:style style:name="P26" style:family="paragraph" style:parent-style-name="Standard">
      <style:text-properties style:text-position="0% 100%" fo:font-weight="bold" officeooo:rsid="00209383" officeooo:paragraph-rsid="00209383" style:font-weight-asian="bold" style:font-weight-complex="bold"/>
    </style:style>
    <style:style style:name="P27" style:family="paragraph" style:parent-style-name="Standard">
      <style:text-properties style:text-position="0% 100%" fo:font-weight="bold" officeooo:rsid="002552bd" officeooo:paragraph-rsid="002552bd" style:font-weight-asian="bold" style:font-weight-complex="bold"/>
    </style:style>
    <style:style style:name="P28" style:family="paragraph" style:parent-style-name="Standard">
      <style:text-properties style:text-position="0% 100%" fo:font-weight="normal" officeooo:rsid="00228ad2" officeooo:paragraph-rsid="00228ad2" style:font-weight-asian="normal" style:font-weight-complex="normal"/>
    </style:style>
    <style:style style:name="P29" style:family="paragraph" style:parent-style-name="Standard">
      <style:text-properties style:text-position="0% 100%" fo:font-weight="normal" officeooo:rsid="00230fac" officeooo:paragraph-rsid="0024d2a6" style:font-weight-asian="normal" style:font-weight-complex="normal"/>
    </style:style>
    <style:style style:name="P30" style:family="paragraph" style:parent-style-name="Standard">
      <style:text-properties style:text-position="0% 100%" fo:font-weight="normal" officeooo:rsid="0026b4e9" officeooo:paragraph-rsid="0026b4e9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29e72a" officeooo:paragraph-rsid="0029e72a" style:font-weight-asian="normal" style:font-weight-complex="normal"/>
    </style:style>
    <style:style style:name="P32" style:family="paragraph" style:parent-style-name="Standard">
      <style:text-properties style:text-position="0% 100%" style:font-name="Liberation Serif1" fo:font-weight="normal" officeooo:rsid="002ad774" officeooo:paragraph-rsid="002ad774" style:font-weight-asian="normal" style:font-weight-complex="normal"/>
    </style:style>
    <style:style style:name="P33" style:family="paragraph" style:parent-style-name="Standard">
      <style:text-properties style:text-position="0% 100%" style:font-name="Liberation Serif1" fo:font-weight="normal" officeooo:rsid="002b651c" officeooo:paragraph-rsid="002b651c" style:font-weight-asian="normal" style:font-weight-complex="normal"/>
    </style:style>
    <style:style style:name="P34" style:family="paragraph" style:parent-style-name="Standard">
      <style:text-properties style:text-position="0% 100%" style:font-name="Liberation Serif1" fo:font-weight="normal" officeooo:rsid="002b6950" officeooo:paragraph-rsid="002b6950" style:font-weight-asian="normal" style:font-weight-complex="normal"/>
    </style:style>
    <style:style style:name="P35" style:family="paragraph" style:parent-style-name="Standard">
      <style:text-properties style:text-position="0% 100%" style:font-name="Liberation Serif1" fo:font-weight="normal" officeooo:rsid="002c37f3" officeooo:paragraph-rsid="002c37f3" style:font-weight-asian="normal" style:font-weight-complex="normal"/>
    </style:style>
    <style:style style:name="P36" style:family="paragraph" style:parent-style-name="Standard">
      <style:text-properties style:text-position="0% 100%" style:font-name="Liberation Serif1" fo:font-weight="normal" officeooo:rsid="002c6388" officeooo:paragraph-rsid="002c6388" style:font-weight-asian="normal" style:font-weight-complex="normal"/>
    </style:style>
    <style:style style:name="P37" style:family="paragraph" style:parent-style-name="Standard">
      <style:text-properties fo:font-weight="bold" officeooo:rsid="0019a3a1" officeooo:paragraph-rsid="0019a3a1" style:font-weight-asian="bold" style:font-weight-complex="bold"/>
    </style:style>
    <style:style style:name="P38" style:family="paragraph" style:parent-style-name="Standard">
      <style:text-properties fo:font-weight="normal" officeooo:rsid="003025e7" officeooo:paragraph-rsid="003025e7" style:font-weight-asian="normal" style:font-weight-complex="normal"/>
    </style:style>
    <style:style style:name="T1" style:family="text">
      <style:text-properties officeooo:rsid="001c9cd8"/>
    </style:style>
    <style:style style:name="T2" style:family="text">
      <style:text-properties officeooo:rsid="001e12ea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e12ea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e12ea"/>
    </style:style>
    <style:style style:name="T7" style:family="text">
      <style:text-properties style:text-position="0% 100%" officeooo:rsid="00230fac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fo:font-weight="normal" officeooo:rsid="0026f8d7" style:font-weight-asian="normal" style:font-weight-complex="normal"/>
    </style:style>
    <style:style style:name="T10" style:family="text">
      <style:text-properties style:text-position="0% 100%" fo:font-weight="normal" officeooo:rsid="00287a2d" style:font-weight-asian="normal" style:font-weight-complex="normal"/>
    </style:style>
    <style:style style:name="T11" style:family="text">
      <style:text-properties style:text-position="0% 100%" officeooo:rsid="00287a2d"/>
    </style:style>
    <style:style style:name="T12" style:family="text">
      <style:text-properties style:text-position="0% 100%" style:font-name="Liberation Serif1" fo:font-weight="normal" style:font-weight-asian="normal" style:font-weight-complex="normal"/>
    </style:style>
    <style:style style:name="T13" style:family="text">
      <style:text-properties style:text-position="0% 100%" style:font-name="Liberation Serif1" fo:font-weight="normal" officeooo:rsid="002c37f3" style:font-weight-asian="normal" style:font-weight-complex="normal"/>
    </style:style>
    <style:style style:name="T14" style:family="text">
      <style:text-properties style:text-position="0% 100%" style:font-name="Liberation Serif1" fo:font-weight="normal" officeooo:rsid="002caf0f" style:font-weight-asian="normal" style:font-weight-complex="normal"/>
    </style:style>
    <style:style style:name="T15" style:family="text">
      <style:text-properties style:text-position="0% 100%" style:font-name="Liberation Serif1" fo:font-weight="normal" officeooo:rsid="002f1222" style:font-weight-asian="normal" style:font-weight-complex="normal"/>
    </style:style>
    <style:style style:name="T16" style:family="text">
      <style:text-properties style:text-position="0% 100%" style:font-name="Liberation Serif1" fo:font-weight="normal" officeooo:rsid="002f1834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Name: Niko Kortström</text:p>
      <text:p text:style-name="P38">Student number: 014154573</text:p>
      <text:p text:style-name="P9"/>
      <text:p text:style-name="P9">Linear algebra</text:p>
      <text:p text:style-name="P1"/>
      <text:p text:style-name="P3">1.</text:p>
      <text:p text:style-name="P3"/>
      <text:p text:style-name="P22">5 * 5 + 2 * 2 = 29</text:p>
      <text:p text:style-name="P4">-2 * 5 + 4 * 2 = -2</text:p>
      <text:p text:style-name="P2"/>
      <text:p text:style-name="P2"><text:s/><draw:frame draw:style-name="fr1" draw:name="Object1" text:anchor-type="as-char" svg:y="-0.2681in" svg:width="0.6453in" svg:height="0.4366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as-char" svg:y="-0.2681in" svg:width="0.2811in" svg:height="0.4366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">= </text:span><text:span text:style-name="T1"><draw:frame draw:style-name="fr1" draw:name="Object3" text:anchor-type="as-char" svg:y="-0.2681in" svg:width="0.4016in" svg:height="0.4366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"/>
      <text:p text:style-name="P4">2.</text:p>
      <text:p text:style-name="P4"/>
      <text:p text:style-name="P5">“(a) is an inner product, and (b) is an outer product” is TRUE</text:p>
      <text:p text:style-name="P5">“(a) is an outer product, and (b) is an inner product” is FALSE</text:p>
      <text:p text:style-name="P5">“The output of (a) is a 2 x 2 matrix” is FALSE</text:p>
      <text:p text:style-name="P5">“The output of (b) is scalar” is FALSE</text:p>
      <text:p text:style-name="P5"/>
      <text:p text:style-name="P5">3.</text:p>
      <text:p text:style-name="P5"/>
      <text:p text:style-name="P5">“<text:span text:style-name="T2">A is symmetric if A</text:span><text:span text:style-name="T4">T</text:span><text:span text:style-name="T6"> = A” is TRUE</text:span></text:p>
      <text:p text:style-name="P23">“A + A = 2A” is TRUE</text:p>
      <text:p text:style-name="P5"><text:span text:style-name="T6">“If n =/ m then A</text:span><text:span text:style-name="T4">-1</text:span><text:span text:style-name="T6"> does not exist” is TRUE</text:span></text:p>
      <text:p text:style-name="P6"><text:span text:style-name="T5">“Assuming A</text:span><text:span text:style-name="T3">-1</text:span><text:span text:style-name="T5"> exists, AA</text:span><text:span text:style-name="T3">-1</text:span><text:span text:style-name="T5"> = I <text:s/>where I is the identity matrix” is TRUE</text:span></text:p>
      <text:p text:style-name="P6"/>
      <text:p text:style-name="P24">4.</text:p>
      <text:p text:style-name="P7"/>
      <text:p text:style-name="P25">FALSE</text:p>
      <text:p text:style-name="P25">FALSE</text:p>
      <text:p text:style-name="P25">FALSE</text:p>
      <text:p text:style-name="P25">TRUE</text:p>
      <text:p text:style-name="P8"/>
      <text:p text:style-name="P26">Algorithms</text:p>
      <text:p text:style-name="P18"/>
      <text:p text:style-name="P28">1.</text:p>
      <text:p text:style-name="P19"/>
      <text:p text:style-name="P19"><text:span text:style-name="T5">Time complexity: </text:span><text:span text:style-name="T7">O(nm)</text:span></text:p>
      <text:p text:style-name="P19"><text:span text:style-name="T5">Space complexity: </text:span><text:span text:style-name="T7">O(n)</text:span></text:p>
      <text:p text:style-name="P19"/>
      <text:p text:style-name="P29">2.</text:p>
      <text:p text:style-name="P20"/>
      <text:p text:style-name="P21"><text:span text:style-name="T7">[-</text:span><text:span text:style-name="T5">4, 14, 11, -1]</text:span></text:p>
      <text:p text:style-name="P21"/>
      <text:p text:style-name="P27">Machine Learning</text:p>
      <text:p text:style-name="P10"/>
      <text:p text:style-name="P30">“Assessing a coin's bias from a single observed coin flip is an example of overfitting” is FALSE</text:p>
      <text:p text:style-name="P30">“Overfitting is primarily a concern when training statistical models with large datasets” is FALSE</text:p>
      <text:p text:style-name="P11"><text:span text:style-name="T8">“</text:span><text:span text:style-name="T9">Regularization is used to protect against overfitting” is TRUE</text:span></text:p>
      <text:p text:style-name="P11"><text:span text:style-name="T9">“Overfitting to the training data leads to poor generalization on new data points” is </text:span><text:span text:style-name="T10">TRUE</text:span></text:p>
      <text:p text:style-name="P11"/>
      <text:p text:style-name="P12"><text:soft-page-break/><text:span text:style-name="T11">C</text:span><text:span text:style-name="T5">alculus and Probability</text:span></text:p>
      <text:p text:style-name="P12"/>
      <text:p text:style-name="P31">1.</text:p>
      <text:p text:style-name="P12"/>
      <text:p text:style-name="P13"><text:span text:style-name="T8">f'(w) = l'(w) + 2</text:span><text:span text:style-name="T12">λ</text:span></text:p>
      <text:p text:style-name="P13"/>
      <text:p text:style-name="P32">2.</text:p>
      <text:p text:style-name="P13"/>
      <text:p text:style-name="P33">Expected number of successes = n * p</text:p>
      <text:p text:style-name="P14"/>
      <text:p text:style-name="P33">3.</text:p>
      <text:p text:style-name="P14"/>
      <text:p text:style-name="P34">P[X|Y]P[Y] = P[Y|X]P[X] is FALSE</text:p>
      <text:p text:style-name="P34">P[X] = P[X|Y]P[Y] is FALSE</text:p>
      <text:p text:style-name="P15"><text:span text:style-name="T12">P[X,Y] = P[X|Y]P[Y] is </text:span><text:span text:style-name="T13">TRUE</text:span></text:p>
      <text:p text:style-name="P35">P[X|Y] = P[X] if X and Y are independent is TRUE</text:p>
      <text:p text:style-name="P16"/>
      <text:p text:style-name="P35">4.</text:p>
      <text:p text:style-name="P16"/>
      <text:p text:style-name="P36">Normal = 3.</text:p>
      <text:p text:style-name="P17"><text:span text:style-name="T12">Binomial = </text:span><text:span text:style-name="T16">1.</text:span></text:p>
      <text:p text:style-name="P17"><text:span text:style-name="T12">Uniform = </text:span><text:span text:style-name="T15">2.</text:span></text:p>
      <text:p text:style-name="P17"><text:span text:style-name="T12">Bernoul</text:span><text:span text:style-name="T14">l</text:span><text:span text:style-name="T12">i = </text:span><text:span text:style-name="T16">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2:27:04.654839620</meta:creation-date>
    <dc:date>2016-03-17T14:47:48.691880871</dc:date>
    <meta:editing-duration>PT2H17M7S</meta:editing-duration>
    <meta:editing-cycles>24</meta:editing-cycles>
    <meta:generator>LibreOffice/4.2.8.2$Linux_X86_64 LibreOffice_project/420m0$Build-2</meta:generator>
    <meta:document-statistic meta:table-count="0" meta:image-count="0" meta:object-count="3" meta:page-count="2" meta:paragraph-count="48" meta:word-count="250" meta:character-count="1209" meta:non-whitespace-character-count="1004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n>5</mn>
            </mtd>
            <mtd>
              <mn>2</mn>
            </mtd>
          </mtr>
          <mtr>
            <mtd>
              <mrow>
                <mo stretchy="false">−</mo>
                <mn>2</mn>
              </mrow>
            </mtd>
            <mtd>
              <mn>4</mn>
            </mtd>
          </mtr>
        </mtable>
      </mrow>
      <mo fence="true" stretchy="true">]</mo>
    </mrow>
    <annotation encoding="StarMath 5.0">left[matrix{5#2##-2#4}right] </annotation>
  </semantics>
</math>
</file>

<file path=Object 2/content.xml><?xml version="1.0" encoding="utf-8"?>
<math xmlns="http://www.w3.org/1998/Math/MathML" display="block">
  <semantics>
    <mrow>
      <mo fence="true" stretchy="true">[</mo>
      <mrow>
        <mtable>
          <mtr>
            <mtd>
              <mn>5</mn>
            </mtd>
          </mtr>
          <mtr>
            <mtd>
              <mn>2</mn>
            </mtd>
          </mtr>
        </mtable>
      </mrow>
      <mo fence="true" stretchy="true">]</mo>
    </mrow>
    <annotation encoding="StarMath 5.0">left[matrix{5##2}right] </annotation>
  </semantics>
</math>
</file>

<file path=Object 3/content.xml><?xml version="1.0" encoding="utf-8"?>
<math xmlns="http://www.w3.org/1998/Math/MathML" display="block">
  <semantics>
    <mrow>
      <mo fence="true" stretchy="true">[</mo>
      <mrow>
        <mtable>
          <mtr>
            <mtd>
              <mn>29</mn>
            </mtd>
          </mtr>
          <mtr>
            <mtd>
              <mrow>
                <mo stretchy="false">−</mo>
                <mn>2</mn>
              </mrow>
            </mtd>
          </mtr>
        </mtable>
      </mrow>
      <mo fence="true" stretchy="true">]</mo>
    </mrow>
    <annotation encoding="StarMath 5.0">left[matrix{29##-2}right] </annotation>
  </semantics>
</math>
</file>